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6.739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7.37cm" fo:min-width="5.342cm"/>
    </style:style>
    <style:style style:name="gr6" style:family="graphic" style:parent-style-name="standard">
      <style:graphic-properties draw:textarea-horizontal-align="justify" draw:textarea-vertical-align="middle" draw:auto-grow-height="false" fo:min-height="7.624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.27cm" svg:x="6.334cm" svg:y="4.55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1.524cm" svg:x="6.207cm" svg:y="9.382cm">
          <text:p text:style-name="P1">Credentia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763cm" svg:y1="5.699cm" svg:x2="9.763cm" svg:y2="9.509cm">
          <text:p/>
        </draw:line>
        <draw:frame draw:style-name="gr4" draw:text-style-name="P3" draw:layer="layout" svg:width="0.853cm" svg:height="0.962cm" svg:x="9.819cm" svg:y="5.871cm">
          <draw:text-box>
            <text:p>1</text:p>
          </draw:text-box>
        </draw:frame>
        <draw:frame draw:style-name="gr4" draw:text-style-name="P3" draw:layer="layout" svg:width="1.56cm" svg:height="0.962cm" svg:x="9.912cm" svg:y="8.256cm">
          <draw:text-box>
            <text:p>0..n</text:p>
          </draw:text-box>
        </draw:frame>
        <draw:custom-shape draw:style-name="gr5" draw:text-style-name="P1" draw:layer="layout" svg:width="5.842cm" svg:height="7.62cm" svg:x="1.762cm" svg:y="14.843cm">
          <text:p text:style-name="P1">User</text:p>
          <text:p text:style-name="P1">username</text:p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7.874cm" svg:x="8.048cm" svg:y="14.55cm">
          <text:p text:style-name="P1">Credential</text:p>
          <text:p text:style-name="P1">siteName</text:p>
          <text:p text:style-name="P1">username</text:p>
          <text:p text:style-name="P1">passwo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20:49:34.858139219</meta:creation-date>
    <dc:date>2019-06-14T22:46:24.163898754</dc:date>
    <meta:editing-duration>PT1H46M39S</meta:editing-duration>
    <meta:editing-cycles>1</meta:editing-cycles>
    <meta:document-statistic meta:object-count="7"/>
    <meta:generator>LibreOffice/6.2.3.2$Linux_X86_64 LibreOffice_project/20$Build-2</meta:generator>
  </office:meta>
</office:document-meta>
</file>